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4.48mm" fo:break-before="auto" style:use-optimal-row-height="fals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-calls" table:style-name="ta1">
        <table:shapes>
          <draw:frame draw:z-index="0" draw:style-name="gr1" draw:text-style-name="P1" svg:width="190.98mm" svg:height="111.83mm" svg:x="131.27mm" svg:y="28.68mm">
            <draw:object draw:notify-on-update-of-ranges="'example-calls'.B4:'example-calls'.B29 'example-calls'.D4:'example-calls'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0.98mm" svg:height="111.83mm" svg:x="132.98mm" svg:y="173.47mm">
            <draw:object draw:notify-on-update-of-ranges="'example-calls'.B33:'example-calls'.B78 'example-calls'.D33:'example-calls'.D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9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>
            <text:p><text:span text:style-name="T1"><text:a xlink:href="http://localhost:8080/" xlink:type="simple">http://localhost:8080</text:a></text:span></text:p>
          </table:table-cell>
          <table:table-cell table:number-columns-repeated="2"/>
          <table:table-cell table:style-name="ce7" table:formula="of:=COM.MICROSOFT.WEBSERVICE([.E1])*1" office:value-type="float" office:value="47742.995" calcext:value-type="float">
            <text:p>47743.0</text:p>
          </table:table-cell>
          <table:table-cell table:style-name="ce10" table:formula="of:=[.A1]&amp;&quot;/price/btcusd/2022-01-01&quot;" office:value-type="string" office:string-value="http://localhost:8080/price/btcusd/2022-01-01" calcext:value-type="string" table:number-columns-spanned="9" table:number-rows-spanned="1">
            <text:p>http://localhost:8080/price/btcusd/2022-01-01</text:p>
          </table:table-cell>
          <table:covered-table-cell table:number-columns-repeated="8"/>
        </table:table-row>
        <table:table-row table:style-name="ro2">
          <table:table-cell table:style-name="ce1"/>
          <table:table-cell table:number-columns-repeated="2"/>
          <table:table-cell table:style-name="ce7"/>
          <table:table-cell table:style-name="ce10"/>
          <table:table-cell table:number-columns-repeated="8"/>
        </table:table-row>
        <table:table-row table:style-name="ro3">
          <table:table-cell/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air</text:p>
          </table:table-cell>
          <table:table-cell table:style-name="ce8" office:value-type="string" calcext:value-type="string">
            <text:p>price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1-01" calcext:value-type="date">
            <text:p>2020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]&amp;&quot;/&quot;&amp;TEXT([.B4];&quot;YYYY-MM-DD&quot;))*1" office:value-type="float" office:value="7188.4633" calcext:value-type="float">
            <text:p>718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2-01" calcext:value-type="date">
            <text:p>2020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]&amp;&quot;/&quot;&amp;TEXT([.B5];&quot;YYYY-MM-DD&quot;))*1" office:value-type="float" office:value="9388.6617" calcext:value-type="float">
            <text:p>938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3-01" calcext:value-type="date">
            <text:p>2020-03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]&amp;&quot;/&quot;&amp;TEXT([.B6];&quot;YYYY-MM-DD&quot;))*1" office:value-type="float" office:value="8540.2567" calcext:value-type="float">
            <text:p>854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4-01" calcext:value-type="date">
            <text:p>2020-04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]&amp;&quot;/&quot;&amp;TEXT([.B7];&quot;YYYY-MM-DD&quot;))*1" office:value-type="float" office:value="6671.95" calcext:value-type="float">
            <text:p>667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5-01" calcext:value-type="date">
            <text:p>2020-05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8]&amp;&quot;/&quot;&amp;TEXT([.B8];&quot;YYYY-MM-DD&quot;))*1" office:value-type="float" office:value="8771.5725" calcext:value-type="float">
            <text:p>877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6-01" calcext:value-type="date">
            <text:p>2020-06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9]&amp;&quot;/&quot;&amp;TEXT([.B9];&quot;YYYY-MM-DD&quot;))*1" office:value-type="float" office:value="9564.95" calcext:value-type="float">
            <text:p>956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7-01" calcext:value-type="date">
            <text:p>2020-07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0]&amp;&quot;/&quot;&amp;TEXT([.B10];&quot;YYYY-MM-DD&quot;))*1" office:value-type="float" office:value="9153.95" calcext:value-type="float">
            <text:p>915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8-01" calcext:value-type="date">
            <text:p>2020-08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1]&amp;&quot;/&quot;&amp;TEXT([.B11];&quot;YYYY-MM-DD&quot;))*1" office:value-type="float" office:value="11354.1567" calcext:value-type="float">
            <text:p>1135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09-01" calcext:value-type="date">
            <text:p>2020-09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2]&amp;&quot;/&quot;&amp;TEXT([.B12];&quot;YYYY-MM-DD&quot;))*1" office:value-type="float" office:value="11964.2087" calcext:value-type="float">
            <text:p>119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0-01" calcext:value-type="date">
            <text:p>2020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3]&amp;&quot;/&quot;&amp;TEXT([.B13];&quot;YYYY-MM-DD&quot;))*1" office:value-type="float" office:value="10626.601" calcext:value-type="float">
            <text:p>1062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1-01" calcext:value-type="date">
            <text:p>2020-1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4]&amp;&quot;/&quot;&amp;TEXT([.B14];&quot;YYYY-MM-DD&quot;))*1" office:value-type="float" office:value="13762.97" calcext:value-type="float">
            <text:p>137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0-12-01" calcext:value-type="date">
            <text:p>2020-1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5]&amp;&quot;/&quot;&amp;TEXT([.B15];&quot;YYYY-MM-DD&quot;))*1" office:value-type="float" office:value="18795.1967" calcext:value-type="float">
            <text:p>187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1-01" calcext:value-type="date">
            <text:p>2021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6]&amp;&quot;/&quot;&amp;TEXT([.B16];&quot;YYYY-MM-DD&quot;))*1" office:value-type="float" office:value="29391.775" calcext:value-type="float">
            <text:p>2939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2-01" calcext:value-type="date">
            <text:p>2021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7]&amp;&quot;/&quot;&amp;TEXT([.B17];&quot;YYYY-MM-DD&quot;))*1" office:value-type="float" office:value="33543.77" calcext:value-type="float">
            <text:p>3354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3-01" calcext:value-type="date">
            <text:p>2021-03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8]&amp;&quot;/&quot;&amp;TEXT([.B18];&quot;YYYY-MM-DD&quot;))*1" office:value-type="float" office:value="49619.6433" calcext:value-type="float">
            <text:p>4962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4-01" calcext:value-type="date">
            <text:p>2021-04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19]&amp;&quot;/&quot;&amp;TEXT([.B19];&quot;YYYY-MM-DD&quot;))*1" office:value-type="float" office:value="58726.6833" calcext:value-type="float">
            <text:p>5872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5-01" calcext:value-type="date">
            <text:p>2021-05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0]&amp;&quot;/&quot;&amp;TEXT([.B20];&quot;YYYY-MM-DD&quot;))*1" office:value-type="float" office:value="57836.0067" calcext:value-type="float">
            <text:p>5783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6-01" calcext:value-type="date">
            <text:p>2021-06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1]&amp;&quot;/&quot;&amp;TEXT([.B21];&quot;YYYY-MM-DD&quot;))*1" office:value-type="float" office:value="36681.7417" calcext:value-type="float">
            <text:p>3668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7-01" calcext:value-type="date">
            <text:p>2021-07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2]&amp;&quot;/&quot;&amp;TEXT([.B22];&quot;YYYY-MM-DD&quot;))*1" office:value-type="float" office:value="33524.9833" calcext:value-type="float">
            <text:p>3352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8-01" calcext:value-type="date">
            <text:p>2021-08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3]&amp;&quot;/&quot;&amp;TEXT([.B23];&quot;YYYY-MM-DD&quot;))*1" office:value-type="float" office:value="39882.385" calcext:value-type="float">
            <text:p>3988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09-01" calcext:value-type="date">
            <text:p>2021-09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4]&amp;&quot;/&quot;&amp;TEXT([.B24];&quot;YYYY-MM-DD&quot;))*1" office:value-type="float" office:value="48840.9633" calcext:value-type="float">
            <text:p>4884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5]&amp;&quot;/&quot;&amp;TEXT([.B25];&quot;YYYY-MM-DD&quot;))*1" office:value-type="float" office:value="48162.7067" calcext:value-type="float">
            <text:p>481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1" calcext:value-type="date">
            <text:p>2021-1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6]&amp;&quot;/&quot;&amp;TEXT([.B26];&quot;YYYY-MM-DD&quot;))*1" office:value-type="float" office:value="60955.7683" calcext:value-type="float">
            <text:p>6095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1" calcext:value-type="date">
            <text:p>2021-1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7]&amp;&quot;/&quot;&amp;TEXT([.B27];&quot;YYYY-MM-DD&quot;))*1" office:value-type="float" office:value="57238.6217" calcext:value-type="float">
            <text:p>5723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2-01-01" calcext:value-type="date">
            <text:p>2022-01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8]&amp;&quot;/&quot;&amp;TEXT([.B28];&quot;YYYY-MM-DD&quot;))*1" office:value-type="float" office:value="47742.995" calcext:value-type="float">
            <text:p>4774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2-02-01" calcext:value-type="date">
            <text:p>2022-02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29]&amp;&quot;/&quot;&amp;TEXT([.B29];&quot;YYYY-MM-DD&quot;))*1" office:value-type="float" office:value="38718.8067" calcext:value-type="float">
            <text:p>38719</text:p>
          </table:table-cell>
          <table:table-cell table:number-columns-repeated="9"/>
        </table:table-row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pair</text:p>
          </table:table-cell>
          <table:table-cell table:style-name="ce8" office:value-type="string" calcext:value-type="string">
            <text:p>price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1" calcext:value-type="date">
            <text:p>2021-10-0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3]&amp;&quot;/&quot;&amp;TEXT([.B33];&quot;YYYY-MM-DD&quot;))*1" office:value-type="float" office:value="48162.7067" calcext:value-type="float">
            <text:p>4816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3" calcext:value-type="date">
            <text:p>2021-10-0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4]&amp;&quot;/&quot;&amp;TEXT([.B34];&quot;YYYY-MM-DD&quot;))*1" office:value-type="float" office:value="48233.0983" calcext:value-type="float">
            <text:p>4823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5" calcext:value-type="date">
            <text:p>2021-10-0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5]&amp;&quot;/&quot;&amp;TEXT([.B35];&quot;YYYY-MM-DD&quot;))*1" office:value-type="float" office:value="51495.32" calcext:value-type="float">
            <text:p>514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7" calcext:value-type="date">
            <text:p>2021-10-0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6]&amp;&quot;/&quot;&amp;TEXT([.B36];&quot;YYYY-MM-DD&quot;))*1" office:value-type="float" office:value="53798.405" calcext:value-type="float">
            <text:p>5379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09" calcext:value-type="date">
            <text:p>2021-10-0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7]&amp;&quot;/&quot;&amp;TEXT([.B37];&quot;YYYY-MM-DD&quot;))*1" office:value-type="float" office:value="54960.8483" calcext:value-type="float">
            <text:p>5496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1" calcext:value-type="date">
            <text:p>2021-10-1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8]&amp;&quot;/&quot;&amp;TEXT([.B38];&quot;YYYY-MM-DD&quot;))*1" office:value-type="float" office:value="57490.3067" calcext:value-type="float">
            <text:p>5749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3" calcext:value-type="date">
            <text:p>2021-10-1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39]&amp;&quot;/&quot;&amp;TEXT([.B39];&quot;YYYY-MM-DD&quot;))*1" office:value-type="float" office:value="57375.7267" calcext:value-type="float">
            <text:p>5737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5" calcext:value-type="date">
            <text:p>2021-10-1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0]&amp;&quot;/&quot;&amp;TEXT([.B40];&quot;YYYY-MM-DD&quot;))*1" office:value-type="float" office:value="61693.79" calcext:value-type="float">
            <text:p>6169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7" calcext:value-type="date">
            <text:p>2021-10-1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1]&amp;&quot;/&quot;&amp;TEXT([.B41];&quot;YYYY-MM-DD&quot;))*1" office:value-type="float" office:value="61518.8433" calcext:value-type="float">
            <text:p>6151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19" calcext:value-type="date">
            <text:p>2021-10-1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2]&amp;&quot;/&quot;&amp;TEXT([.B42];&quot;YYYY-MM-DD&quot;))*1" office:value-type="float" office:value="64286.5167" calcext:value-type="float">
            <text:p>6428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1" calcext:value-type="date">
            <text:p>2021-10-2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3]&amp;&quot;/&quot;&amp;TEXT([.B43];&quot;YYYY-MM-DD&quot;))*1" office:value-type="float" office:value="62201.9633" calcext:value-type="float">
            <text:p>6220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3" calcext:value-type="date">
            <text:p>2021-10-23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4]&amp;&quot;/&quot;&amp;TEXT([.B44];&quot;YYYY-MM-DD&quot;))*1" office:value-type="float" office:value="61307.6667" calcext:value-type="float">
            <text:p>6130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5" calcext:value-type="date">
            <text:p>2021-10-25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5]&amp;&quot;/&quot;&amp;TEXT([.B45];&quot;YYYY-MM-DD&quot;))*1" office:value-type="float" office:value="63084.5717" calcext:value-type="float">
            <text:p>6308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7" calcext:value-type="date">
            <text:p>2021-10-27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6]&amp;&quot;/&quot;&amp;TEXT([.B46];&quot;YYYY-MM-DD&quot;))*1" office:value-type="float" office:value="58457.8717" calcext:value-type="float">
            <text:p>58458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29" calcext:value-type="date">
            <text:p>2021-10-29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7]&amp;&quot;/&quot;&amp;TEXT([.B47];&quot;YYYY-MM-DD&quot;))*1" office:value-type="float" office:value="62253.32" calcext:value-type="float">
            <text:p>6225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0-31" calcext:value-type="date">
            <text:p>2021-10-31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8]&amp;&quot;/&quot;&amp;TEXT([.B48];&quot;YYYY-MM-DD&quot;))*1" office:value-type="float" office:value="61338.5317" calcext:value-type="float">
            <text:p>6133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2" calcext:value-type="date">
            <text:p>2021-11-0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49]&amp;&quot;/&quot;&amp;TEXT([.B49];&quot;YYYY-MM-DD&quot;))*1" office:value-type="float" office:value="63246.855" calcext:value-type="float">
            <text:p>6324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4" calcext:value-type="date">
            <text:p>2021-11-0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0]&amp;&quot;/&quot;&amp;TEXT([.B50];&quot;YYYY-MM-DD&quot;))*1" office:value-type="float" office:value="61444.2283" calcext:value-type="float">
            <text:p>6144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6" calcext:value-type="date">
            <text:p>2021-11-0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1]&amp;&quot;/&quot;&amp;TEXT([.B51];&quot;YYYY-MM-DD&quot;))*1" office:value-type="float" office:value="61514.3833" calcext:value-type="float">
            <text:p>6151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08" calcext:value-type="date">
            <text:p>2021-11-0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2]&amp;&quot;/&quot;&amp;TEXT([.B52];&quot;YYYY-MM-DD&quot;))*1" office:value-type="float" office:value="67544.8733" calcext:value-type="float">
            <text:p>6754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0" calcext:value-type="date">
            <text:p>2021-11-1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3]&amp;&quot;/&quot;&amp;TEXT([.B53];&quot;YYYY-MM-DD&quot;))*1" office:value-type="float" office:value="64924.3533" calcext:value-type="float">
            <text:p>6492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2" calcext:value-type="date">
            <text:p>2021-11-1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4]&amp;&quot;/&quot;&amp;TEXT([.B54];&quot;YYYY-MM-DD&quot;))*1" office:value-type="float" office:value="64142.9817" calcext:value-type="float">
            <text:p>6414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4" calcext:value-type="date">
            <text:p>2021-11-1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5]&amp;&quot;/&quot;&amp;TEXT([.B55];&quot;YYYY-MM-DD&quot;))*1" office:value-type="float" office:value="65495.3183" calcext:value-type="float">
            <text:p>6549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6" calcext:value-type="date">
            <text:p>2021-11-1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6]&amp;&quot;/&quot;&amp;TEXT([.B56];&quot;YYYY-MM-DD&quot;))*1" office:value-type="float" office:value="60112.9583" calcext:value-type="float">
            <text:p>6011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18" calcext:value-type="date">
            <text:p>2021-11-1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7]&amp;&quot;/&quot;&amp;TEXT([.B57];&quot;YYYY-MM-DD&quot;))*1" office:value-type="float" office:value="56925.4283" calcext:value-type="float">
            <text:p>5692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0" calcext:value-type="date">
            <text:p>2021-11-2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8]&amp;&quot;/&quot;&amp;TEXT([.B58];&quot;YYYY-MM-DD&quot;))*1" office:value-type="float" office:value="59763.9583" calcext:value-type="float">
            <text:p>597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2" calcext:value-type="date">
            <text:p>2021-11-2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59]&amp;&quot;/&quot;&amp;TEXT([.B59];&quot;YYYY-MM-DD&quot;))*1" office:value-type="float" office:value="56290.1683" calcext:value-type="float">
            <text:p>5629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4" calcext:value-type="date">
            <text:p>2021-11-2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0]&amp;&quot;/&quot;&amp;TEXT([.B60];&quot;YYYY-MM-DD&quot;))*1" office:value-type="float" office:value="57172.54" calcext:value-type="float">
            <text:p>57173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6" calcext:value-type="date">
            <text:p>2021-11-2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1]&amp;&quot;/&quot;&amp;TEXT([.B61];&quot;YYYY-MM-DD&quot;))*1" office:value-type="float" office:value="53798.905" calcext:value-type="float">
            <text:p>53799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28" calcext:value-type="date">
            <text:p>2021-11-2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2]&amp;&quot;/&quot;&amp;TEXT([.B62];&quot;YYYY-MM-DD&quot;))*1" office:value-type="float" office:value="57319.5733" calcext:value-type="float">
            <text:p>5732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1-30" calcext:value-type="date">
            <text:p>2021-11-3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3]&amp;&quot;/&quot;&amp;TEXT([.B63];&quot;YYYY-MM-DD&quot;))*1" office:value-type="float" office:value="56974.035" calcext:value-type="float">
            <text:p>5697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2" calcext:value-type="date">
            <text:p>2021-12-0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4]&amp;&quot;/&quot;&amp;TEXT([.B64];&quot;YYYY-MM-DD&quot;))*1" office:value-type="float" office:value="56522.1483" calcext:value-type="float">
            <text:p>5652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4" calcext:value-type="date">
            <text:p>2021-12-0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5]&amp;&quot;/&quot;&amp;TEXT([.B65];&quot;YYYY-MM-DD&quot;))*1" office:value-type="float" office:value="49247.4233" calcext:value-type="float">
            <text:p>4924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6" calcext:value-type="date">
            <text:p>2021-12-0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6]&amp;&quot;/&quot;&amp;TEXT([.B66];&quot;YYYY-MM-DD&quot;))*1" office:value-type="float" office:value="50516.595" calcext:value-type="float">
            <text:p>5051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08" calcext:value-type="date">
            <text:p>2021-12-0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7]&amp;&quot;/&quot;&amp;TEXT([.B67];&quot;YYYY-MM-DD&quot;))*1" office:value-type="float" office:value="50510.235" calcext:value-type="float">
            <text:p>5051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0" calcext:value-type="date">
            <text:p>2021-12-1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8]&amp;&quot;/&quot;&amp;TEXT([.B68];&quot;YYYY-MM-DD&quot;))*1" office:value-type="float" office:value="47176.7617" calcext:value-type="float">
            <text:p>4717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2" calcext:value-type="date">
            <text:p>2021-12-1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69]&amp;&quot;/&quot;&amp;TEXT([.B69];&quot;YYYY-MM-DD&quot;))*1" office:value-type="float" office:value="50105.7917" calcext:value-type="float">
            <text:p>50106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4" calcext:value-type="date">
            <text:p>2021-12-1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0]&amp;&quot;/&quot;&amp;TEXT([.B70];&quot;YYYY-MM-DD&quot;))*1" office:value-type="float" office:value="48385.125" calcext:value-type="float">
            <text:p>4838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6" calcext:value-type="date">
            <text:p>2021-12-1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1]&amp;&quot;/&quot;&amp;TEXT([.B71];&quot;YYYY-MM-DD&quot;))*1" office:value-type="float" office:value="47645.4233" calcext:value-type="float">
            <text:p>47645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18" calcext:value-type="date">
            <text:p>2021-12-1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2]&amp;&quot;/&quot;&amp;TEXT([.B72];&quot;YYYY-MM-DD&quot;))*1" office:value-type="float" office:value="46863.7717" calcext:value-type="float">
            <text:p>4686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0" calcext:value-type="date">
            <text:p>2021-12-2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3]&amp;&quot;/&quot;&amp;TEXT([.B73];&quot;YYYY-MM-DD&quot;))*1" office:value-type="float" office:value="46913.6417" calcext:value-type="float">
            <text:p>46914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2" calcext:value-type="date">
            <text:p>2021-12-22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4]&amp;&quot;/&quot;&amp;TEXT([.B74];&quot;YYYY-MM-DD&quot;))*1" office:value-type="float" office:value="48620.5417" calcext:value-type="float">
            <text:p>4862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4" calcext:value-type="date">
            <text:p>2021-12-24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5]&amp;&quot;/&quot;&amp;TEXT([.B75];&quot;YYYY-MM-DD&quot;))*1" office:value-type="float" office:value="50831.9433" calcext:value-type="float">
            <text:p>50832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6" calcext:value-type="date">
            <text:p>2021-12-26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6]&amp;&quot;/&quot;&amp;TEXT([.B76];&quot;YYYY-MM-DD&quot;))*1" office:value-type="float" office:value="50796.875" calcext:value-type="float">
            <text:p>50797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28" calcext:value-type="date">
            <text:p>2021-12-28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7]&amp;&quot;/&quot;&amp;TEXT([.B77];&quot;YYYY-MM-DD&quot;))*1" office:value-type="float" office:value="47549.8233" calcext:value-type="float">
            <text:p>47550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date" office:date-value="2021-12-30" calcext:value-type="date">
            <text:p>2021-12-30</text:p>
          </table:table-cell>
          <table:table-cell table:style-name="ce6" office:value-type="string" calcext:value-type="string">
            <text:p>btcusd</text:p>
          </table:table-cell>
          <table:table-cell table:formula="of:=COM.MICROSOFT.WEBSERVICE([.$A$1]&amp;&quot;/price/&quot;&amp;[.C78]&amp;&quot;/&quot;&amp;TEXT([.B78];&quot;YYYY-MM-DD&quot;))*1" office:value-type="float" office:value="47138.0417" calcext:value-type="float">
            <text:p>47138</text:p>
          </table:table-cell>
          <table:table-cell table:number-columns-repeated="9"/>
        </table:table-row>
        <table:table-row table:style-name="ro3" table:number-rows-repeated="1048497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21:36:42.033188569</meta:creation-date>
    <meta:editing-cycles>0</meta:editing-cycles>
    <meta:editing-duration>P0D</meta:editing-duration>
    <meta:generator>LibreOffice/6.1.5.2$Linux_X86_64 LibreOffice_project/10$Build-2</meta:generator>
    <meta:document-statistic meta:table-count="1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99cm" svg:height="11.184cm" xlink:href=".." xlink:type="simple" chart:class="chart:line" chart:style-name="ch1">
        <chart:plot-area chart:style-name="ch2" table:cell-range-address="'example-calls'.B4:'example-calls'.B29 'example-calls'.D4:'example-calls'.D29" chart:data-source-has-labels="column" svg:x="0.184cm" svg:y="0.275cm" svg:width="18.334cm" svg:height="10.736cm">
          <chartooo:coordinate-region svg:x="1.361cm" svg:y="0.474cm" svg:width="17.157cm" svg:height="9.89cm"/>
          <chart:axis chart:dimension="x" chart:name="primary-x" chart:style-name="ch3" chartooo:axis-type="auto">
            <chartooo:date-scale/>
            <chart:categories table:cell-range-address="'example-calls'.B4:'example-calls'.B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-calls'.D4:'example-calls'.D29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example-calls'.B4:'example-calls'.B29</svg:desc>
                </draw:g>
              </table:table-cell>
              <table:table-cell office:value-type="float" office:value="7188.4633">
                <text:p>7188.4633</text:p>
                <draw:g>
                  <svg:desc>'example-calls'.D4:'example-calls'.D29</svg:desc>
                </draw:g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388.6617">
                <text:p>9388.661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540.2567">
                <text:p>8540.256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71.95">
                <text:p>6671.9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771.5725">
                <text:p>8771.572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9564.95">
                <text:p>9564.9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153.95">
                <text:p>9153.9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354.1567">
                <text:p>11354.15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1964.2087">
                <text:p>11964.208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0626.601">
                <text:p>10626.60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3762.97">
                <text:p>13762.9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8795.1967">
                <text:p>18795.196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29391.775">
                <text:p>29391.77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3543.77">
                <text:p>33543.7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9619.6433">
                <text:p>49619.643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726.6833">
                <text:p>58726.683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7836.0067">
                <text:p>57836.0067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6681.7417">
                <text:p>36681.74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3524.9833">
                <text:p>33524.983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9882.385">
                <text:p>39882.385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8840.9633">
                <text:p>48840.963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8162.7067">
                <text:p>48162.706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0955.7683">
                <text:p>60955.76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57238.6217">
                <text:p>57238.6217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7742.995">
                <text:p>47742.99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38718.8067">
                <text:p>38718.8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45000" chart:maximum="7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99cm" svg:height="11.184cm" xlink:href=".." xlink:type="simple" chart:class="chart:line" chart:style-name="ch1">
        <chart:plot-area chart:style-name="ch2" table:cell-range-address="'example-calls'.B33:'example-calls'.B78 'example-calls'.D33:'example-calls'.D78" chart:data-source-has-labels="column" svg:x="0.183cm" svg:y="0.275cm" svg:width="18.335cm" svg:height="10.736cm">
          <chartooo:coordinate-region svg:x="1.361cm" svg:y="0.474cm" svg:width="17.157cm" svg:height="9.89cm"/>
          <chart:axis chart:dimension="x" chart:name="primary-x" chart:style-name="ch3" chartooo:axis-type="auto">
            <chartooo:date-scale/>
            <chart:categories table:cell-range-address="'example-calls'.B33:'example-calls'.B7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ample-calls'.D33:'example-calls'.D78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4470">
                <text:p>44470</text:p>
                <draw:g>
                  <svg:desc>'example-calls'.B33:'example-calls'.B78</svg:desc>
                </draw:g>
              </table:table-cell>
              <table:table-cell office:value-type="float" office:value="48162.7067">
                <text:p>48162.7067</text:p>
                <draw:g>
                  <svg:desc>'example-calls'.D33:'example-calls'.D78</svg:desc>
                </draw:g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48233.0983">
                <text:p>48233.098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1495.32">
                <text:p>51495.3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53798.405">
                <text:p>53798.40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54960.8483">
                <text:p>54960.8483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57490.3067">
                <text:p>57490.3067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57375.7267">
                <text:p>57375.7267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61693.79">
                <text:p>61693.79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61518.8433">
                <text:p>61518.84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64286.5167">
                <text:p>64286.516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2201.9633">
                <text:p>62201.963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61307.6667">
                <text:p>61307.666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63084.5717">
                <text:p>63084.571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58457.8717">
                <text:p>58457.8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62253.32">
                <text:p>62253.3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61338.5317">
                <text:p>61338.531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63246.855">
                <text:p>63246.85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61444.2283">
                <text:p>61444.228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61514.3833">
                <text:p>61514.3833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67544.8733">
                <text:p>67544.873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64924.3533">
                <text:p>64924.353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64142.9817">
                <text:p>64142.981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65495.3183">
                <text:p>65495.318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60112.9583">
                <text:p>60112.9583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56925.4283">
                <text:p>56925.428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59763.9583">
                <text:p>59763.958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56290.1683">
                <text:p>56290.1683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57172.54">
                <text:p>57172.54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53798.905">
                <text:p>53798.905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57319.5733">
                <text:p>57319.5733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56974.035">
                <text:p>56974.03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56522.1483">
                <text:p>56522.14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49247.4233">
                <text:p>49247.4233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50516.595">
                <text:p>50516.59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50510.235">
                <text:p>50510.235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47176.7617">
                <text:p>47176.7617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50105.7917">
                <text:p>50105.791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48385.125">
                <text:p>48385.12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47645.4233">
                <text:p>47645.4233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46863.7717">
                <text:p>46863.771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46913.6417">
                <text:p>46913.641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48620.5417">
                <text:p>48620.541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50831.9433">
                <text:p>50831.9433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50796.875">
                <text:p>50796.87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47549.8233">
                <text:p>47549.8233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47138.0417">
                <text:p>47138.0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